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5cm" fo:min-width="1.31cm"/>
    </style:style>
    <style:style style:name="P1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49cm" svg:height="2.529cm" svg:x="1.246cm" svg:y="1.4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8:35:25.163811876</meta:creation-date>
    <meta:editing-duration>PT1H16M22S</meta:editing-duration>
    <meta:editing-cycles>5</meta:editing-cycles>
    <meta:generator>LibreOffice/6.4.6.2$Linux_X86_64 LibreOffice_project/40$Build-2</meta:generator>
    <dc:title>ERD</dc:title>
    <dc:date>2021-01-14T00:54:52.010700248</dc:date>
    <meta:document-statistic meta:object-count="1"/>
    <meta:template xlink:type="simple" xlink:actuate="onRequest" xlink:title="ERD" xlink:href="../../../../../../../Templates/ERD.otg" meta:date="2021-01-13T18:35:24.397986313"/>
  </office:meta>
</office:document-meta>
</file>